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rocessing.core.PApplet;<text:line-break/>import processing.core.PImage;<text:line-break/><text:line-break/>import java.io.*;<text:line-break/>import java.net.*;<text:line-break/>import java.nio.charset.StandardCharsets;<text:line-break/>import java.nio.file.Files;<text:line-break/>import java.util.*;<text:line-break/>import java.util.concurrent.CopyOnWriteArrayList;<text:line-break/><text:line-break/>// ----------------------------------------------------<text:line-break/>// RÉGLAGES<text:line-break/>// ----------------------------------------------------<text:line-break/>// Si les écrans sont inversés, permute 1 et 2.<text:line-break/>int controlDisplay = 1; <text:s text:c="2"/>// écran tactile / contrôle<text:line-break/>int outputDisplay <text:s/>= 2; <text:s text:c="2"/>// écran d'affichage<text:line-break/><text:line-break/>int serverPort = 8080;<text:line-break/><text:line-break/>// ----------------------------------------------------<text:line-break/>// ÉTAT PARTAGÉ<text:line-break/>// ----------------------------------------------------<text:line-break/>SharedState shared;<text:line-break/>UploadServer uploadServer;<text:line-break/>DisplayWindow displayWindow;<text:line-break/><text:line-break/>String uploadsDir;<text:line-break/>String localIp = "localhost";<text:line-break/><text:line-break/>HashMap&lt;String, PImage&gt; controlCache = new HashMap&lt;String, PImage&gt;();<text:line-break/><text:line-break/>float leftBtnX, rightBtnX, btnY, btnW, btnH;<text:line-break/>float thumbsY, thumbsH, thumbsGap, thumbsW;<text:line-break/><text:line-break/>// ----------------------------------------------------<text:line-break/>// FENÊTRE PRINCIPALE = CONTRÔLE<text:line-break/>// ----------------------------------------------------<text:line-break/>void settings() {<text:line-break/> <text:s/>fullScreen(controlDisplay);<text:line-break/>}<text:line-break/><text:line-break/>void setup() {<text:line-break/> <text:s/>surface.setTitle("Contrôle tactile");<text:line-break/> <text:s/>textFont(createFont("Arial", 22));<text:line-break/> <text:s/>noStroke();<text:line-break/><text:line-break/> <text:s/>uploadsDir = sketchPath("uploads");<text:line-break/> <text:s/>File dir = new File(uploadsDir);<text:line-break/> <text:s/>if (!dir.exists()) dir.mkdirs();<text:line-break/><text:line-break/> <text:s/>localIp = findLocalIPv4();<text:line-break/><text:line-break/><text:soft-page-break/> <text:s/>shared = new SharedState();<text:line-break/><text:line-break/> <text:s/>uploadServer = new UploadServer(serverPort, uploadsDir, shared);<text:line-break/> <text:s/>uploadServer.start();<text:line-break/><text:line-break/> <text:s/>displayWindow = new DisplayWindow(shared, outputDisplay);<text:line-break/> <text:s/>PApplet.runSketch(new String[] { "DisplayWindow" }, displayWindow);<text:line-break/>}<text:line-break/><text:line-break/>void draw() {<text:line-break/> <text:s/>background(18);<text:line-break/><text:line-break/> <text:s/>ArrayList&lt;String&gt; paths = shared.getPathsSnapshot();<text:line-break/> <text:s/>int currentIndex = shared.getCurrentIndex();<text:line-break/><text:line-break/> <text:s/>drawHeader(paths.size(), currentIndex);<text:line-break/><text:line-break/> <text:s/>layoutUI();<text:line-break/><text:line-break/> <text:s/>if (paths.size() == 0 || currentIndex &lt; 0 || currentIndex &gt;= paths.size()) {<text:line-break/> <text:s text:c="3"/>drawEmptyState();<text:line-break/> <text:s/>} else {<text:line-break/> <text:s text:c="3"/>String currentPath = paths.get(currentIndex);<text:line-break/> <text:s text:c="3"/>PImage currentImg = getControlImage(currentPath);<text:line-break/><text:line-break/> <text:s text:c="3"/>drawPreview(currentImg, currentPath);<text:line-break/> <text:s text:c="3"/>drawThumbnails(paths, currentIndex);<text:line-break/> <text:s/>}<text:line-break/><text:line-break/> <text:s/>drawButtons(paths.size());<text:line-break/>}<text:line-break/><text:line-break/>void layoutUI() {<text:line-break/> <text:s/>btnH = 120;<text:line-break/> <text:s/>btnW = (width - 120) / 2.0;<text:line-break/> <text:s/>btnY = height - btnH - 35;<text:line-break/> <text:s/>leftBtnX = 40;<text:line-break/> <text:s/>rightBtnX = leftBtnX + btnW + 40;<text:line-break/><text:line-break/> <text:s/>thumbsH = 110;<text:line-break/> <text:s/>thumbsGap = 12;<text:line-break/> <text:s/>thumbsY = btnY - thumbsH - 24;<text:line-break/>}<text:line-break/><text:line-break/>void drawHeader(int count, int currentIndex) {<text:line-break/> <text:s/>fill(255);<text:line-break/> <text:s/>textAlign(LEFT, TOP);<text:line-break/> <text:s/>textSize(22);<text:line-break/> <text:s/>text("Contrôle tactile", 30, 24);<text:line-break/><text:line-break/> <text:s/>textSize(16);<text:line-break/> <text:s/>fill(180);<text:line-break/><text:soft-page-break/> <text:s/>text("Upload smartphone : http://" + localIp + ":" + serverPort, 30, 58);<text:line-break/><text:line-break/> <text:s/>if (count &gt; 0 &amp;&amp; currentIndex &gt;= 0) {<text:line-break/> <text:s text:c="3"/>fill(220);<text:line-break/> <text:s text:c="3"/>text("Image " + (currentIndex + 1) + " / " + count, 30, 84);<text:line-break/> <text:s/>} else {<text:line-break/> <text:s text:c="3"/>fill(220);<text:line-break/> <text:s text:c="3"/>text("Aucune image reçue", 30, 84);<text:line-break/> <text:s/>}<text:line-break/>}<text:line-break/><text:line-break/>void drawEmptyState() {<text:line-break/> <text:s/>fill(255);<text:line-break/> <text:s/>textAlign(CENTER, CENTER);<text:line-break/> <text:s/>textSize(34);<text:line-break/> <text:s/>text("Aucune image", width / 2.0, height / 2.0 - 60);<text:line-break/><text:line-break/> <text:s/>textSize(20);<text:line-break/> <text:s/>fill(190);<text:line-break/> <text:s/>text("Ouvre cette adresse sur le téléphone :", width / 2.0, height / 2.0);<text:line-break/> <text:s/>fill(120, 220, 255);<text:line-break/> <text:s/>text("http://" + localIp + ":" + serverPort, width / 2.0, height / 2.0 + 35);<text:line-break/>}<text:line-break/><text:line-break/>void drawPreview(PImage img, String path) {<text:line-break/> <text:s/>float areaX = 40;<text:line-break/> <text:s/>float areaY = 120;<text:line-break/> <text:s/>float areaW = width - 80;<text:line-break/> <text:s/>float areaH = thumbsY - areaY - 24;<text:line-break/><text:line-break/> <text:s/>fill(28);<text:line-break/> <text:s/>rect(areaX, areaY, areaW, areaH, 20);<text:line-break/><text:line-break/> <text:s/>if (img != null) {<text:line-break/> <text:s text:c="3"/>drawImageContain(this, img, areaX + 16, areaY + 16, areaW - 32, areaH - 32);<text:line-break/> <text:s/>}<text:line-break/><text:line-break/> <text:s/>String name = new File(path).getName();<text:line-break/> <text:s/>fill(255);<text:line-break/> <text:s/>textAlign(LEFT, BOTTOM);<text:line-break/> <text:s/>textSize(16);<text:line-break/> <text:s/>text(name, areaX + 8, areaY + areaH - 6);<text:line-break/>}<text:line-break/><text:line-break/>void drawThumbnails(ArrayList&lt;String&gt; paths, int currentIndex) {<text:line-break/> <text:s/>int count = paths.size();<text:line-break/><text:line-break/> <text:s/>int maxThumbs = max(1, floor((width - 80 + thumbsGap) / (140 + thumbsGap)));<text:line-break/> <text:s/>maxThumbs = min(maxThumbs, count);<text:line-break/><text:line-break/> <text:s/>int start = currentIndex - maxThumbs / 2;<text:line-break/> <text:s/>start = max(0, start);<text:line-break/><text:soft-page-break/> <text:s/>start = min(start, count - maxThumbs);<text:line-break/><text:line-break/> <text:s/>thumbsW = (width - 80 - (maxThumbs - 1) * thumbsGap) / (float) maxThumbs;<text:line-break/><text:line-break/> <text:s/>for (int i = 0; i &lt; maxThumbs; i++) {<text:line-break/> <text:s text:c="3"/>int realIndex = start + i;<text:line-break/> <text:s text:c="3"/>float x = 40 + i * (thumbsW + thumbsGap);<text:line-break/> <text:s text:c="3"/>float y = thumbsY;<text:line-break/><text:line-break/> <text:s text:c="3"/>if (realIndex == currentIndex) {<text:line-break/> <text:s text:c="5"/>stroke(80, 180, 255);<text:line-break/> <text:s text:c="5"/>strokeWeight(4);<text:line-break/> <text:s text:c="3"/>} else {<text:line-break/> <text:s text:c="5"/>stroke(70);<text:line-break/> <text:s text:c="5"/>strokeWeight(1);<text:line-break/> <text:s text:c="3"/>}<text:line-break/><text:line-break/> <text:s text:c="3"/>fill(35);<text:line-break/> <text:s text:c="3"/>rect(x, y, thumbsW, thumbsH, 14);<text:line-break/> <text:s text:c="3"/>noStroke();<text:line-break/><text:line-break/> <text:s text:c="3"/>PImage thumb = getControlImage(paths.get(realIndex));<text:line-break/> <text:s text:c="3"/>if (thumb != null) {<text:line-break/> <text:s text:c="5"/>drawImageContain(this, thumb, x + 6, y + 6, thumbsW - 12, thumbsH - 12);<text:line-break/> <text:s text:c="3"/>}<text:line-break/><text:line-break/> <text:s text:c="3"/>if (realIndex == currentIndex) {<text:line-break/> <text:s text:c="5"/>noFill();<text:line-break/> <text:s text:c="5"/>stroke(80, 180, 255);<text:line-break/> <text:s text:c="5"/>strokeWeight(3);<text:line-break/> <text:s text:c="5"/>rect(x, y, thumbsW, thumbsH, 14);<text:line-break/> <text:s text:c="5"/>noStroke();<text:line-break/> <text:s text:c="3"/>}<text:line-break/> <text:s/>}<text:line-break/>}<text:line-break/><text:line-break/>void drawButtons(int imageCount) {<text:line-break/> <text:s/>boolean canInteract = imageCount &gt; 1;<text:line-break/><text:line-break/> <text:s/>boolean overLeft = isOverLeftButton();<text:line-break/> <text:s/>boolean overRight = isOverRightButton();<text:line-break/><text:line-break/> <text:s/>fill(canInteract ? (overLeft ? 80 : 55) : 40);<text:line-break/> <text:s/>rect(leftBtnX, btnY, btnW, btnH, 24);<text:line-break/><text:line-break/> <text:s/>fill(canInteract ? (overRight ? 80 : 55) : 40);<text:line-break/> <text:s/>rect(rightBtnX, btnY, btnW, btnH, 24);<text:line-break/><text:line-break/> <text:s/>fill(canInteract ? 255 : 120);<text:line-break/> <text:s/>textAlign(CENTER, CENTER);<text:line-break/> <text:s/>textSize(42);<text:line-break/> <text:s/>text("◀", leftBtnX + btnW / 2.0, btnY + btnH / 2.0);<text:line-break/><text:soft-page-break/><text:line-break/> <text:s/>text("▶", rightBtnX + btnW / 2.0, btnY + btnH / 2.0);<text:line-break/><text:line-break/> <text:s/>fill(220);<text:line-break/> <text:s/>textSize(18);<text:line-break/> <text:s/>text("Précédente", leftBtnX + btnW / 2.0, btnY + btnH - 24);<text:line-break/> <text:s/>text("Suivante", rightBtnX + btnW / 2.0, btnY + btnH - 24);<text:line-break/>}<text:line-break/><text:line-break/>boolean isOverLeftButton() {<text:line-break/> <text:s/>return mouseX &gt;= leftBtnX &amp;&amp; mouseX &lt;= leftBtnX + btnW &amp;&amp;<text:line-break/> <text:s text:c="8"/>mouseY &gt;= btnY &amp;&amp; mouseY &lt;= btnY + btnH;<text:line-break/>}<text:line-break/><text:line-break/>boolean isOverRightButton() {<text:line-break/> <text:s/>return mouseX &gt;= rightBtnX &amp;&amp; mouseX &lt;= rightBtnX + btnW &amp;&amp;<text:line-break/> <text:s text:c="8"/>mouseY &gt;= btnY &amp;&amp; mouseY &lt;= btnY + btnH;<text:line-break/>}<text:line-break/><text:line-break/>void mousePressed() {<text:line-break/> <text:s/>ArrayList&lt;String&gt; paths = shared.getPathsSnapshot();<text:line-break/> <text:s/>int currentIndex = shared.getCurrentIndex();<text:line-break/><text:line-break/> <text:s/>if (paths.size() &gt; 1) {<text:line-break/> <text:s text:c="3"/>if (isOverLeftButton()) {<text:line-break/> <text:s text:c="5"/>shared.prev();<text:line-break/> <text:s text:c="5"/>return;<text:line-break/> <text:s text:c="3"/>}<text:line-break/> <text:s text:c="3"/>if (isOverRightButton()) {<text:line-break/> <text:s text:c="5"/>shared.next();<text:line-break/> <text:s text:c="5"/>return;<text:line-break/> <text:s text:c="3"/>}<text:line-break/> <text:s/>}<text:line-break/><text:line-break/> <text:s/>int clickedThumb = getClickedThumbnailIndex(paths, currentIndex, mouseX, mouseY);<text:line-break/> <text:s/>if (clickedThumb != -1) {<text:line-break/> <text:s text:c="3"/>shared.setCurrentIndex(clickedThumb);<text:line-break/> <text:s/>}<text:line-break/>}<text:line-break/><text:line-break/>void keyPressed() {<text:line-break/> <text:s/>if (keyCode == LEFT) {<text:line-break/> <text:s text:c="3"/>shared.prev();<text:line-break/> <text:s/>} else if (keyCode == RIGHT) {<text:line-break/> <text:s text:c="3"/>shared.next();<text:line-break/> <text:s/>}<text:line-break/>}<text:line-break/><text:line-break/>int getClickedThumbnailIndex(ArrayList&lt;String&gt; paths, int currentIndex, float mx, float my) {<text:line-break/> <text:s/>int count = paths.size();<text:line-break/> <text:s/>if (count == 0) return -1;<text:line-break/><text:line-break/><text:soft-page-break/> <text:s/>int maxThumbs = max(1, floor((width - 80 + thumbsGap) / (140 + thumbsGap)));<text:line-break/> <text:s/>maxThumbs = min(maxThumbs, count);<text:line-break/><text:line-break/> <text:s/>int start = currentIndex - maxThumbs / 2;<text:line-break/> <text:s/>start = max(0, start);<text:line-break/> <text:s/>start = min(start, count - maxThumbs);<text:line-break/><text:line-break/> <text:s/>float localThumbW = (width - 80 - (maxThumbs - 1) * thumbsGap) / (float) maxThumbs;<text:line-break/><text:line-break/> <text:s/>for (int i = 0; i &lt; maxThumbs; i++) {<text:line-break/> <text:s text:c="3"/>float x = 40 + i * (localThumbW + thumbsGap);<text:line-break/> <text:s text:c="3"/>float y = thumbsY;<text:line-break/><text:line-break/> <text:s text:c="3"/>if (mx &gt;= x &amp;&amp; mx &lt;= x + localThumbW &amp;&amp;<text:line-break/> <text:s text:c="7"/>my &gt;= y &amp;&amp; my &lt;= y + thumbsH) {<text:line-break/> <text:s text:c="5"/>return start + i;<text:line-break/> <text:s text:c="3"/>}<text:line-break/> <text:s/>}<text:line-break/> <text:s/>return -1;<text:line-break/>}<text:line-break/><text:line-break/>PImage getControlImage(String path) {<text:line-break/> <text:s/>if (path == null) return null;<text:line-break/><text:line-break/> <text:s/>PImage img = controlCache.get(path);<text:line-break/> <text:s/>if (img == null) {<text:line-break/> <text:s text:c="3"/>img = loadImage(path);<text:line-break/> <text:s text:c="3"/>if (img != null &amp;&amp; img.width &gt; 0 &amp;&amp; img.height &gt; 0) {<text:line-break/> <text:s text:c="5"/>controlCache.put(path, img);<text:line-break/> <text:s text:c="3"/>} else {<text:line-break/> <text:s text:c="5"/>img = null;<text:line-break/> <text:s text:c="3"/>}<text:line-break/> <text:s/>}<text:line-break/> <text:s/>return img;<text:line-break/>}<text:line-break/><text:line-break/>void drawImageContain(PApplet app, PImage img, float areaX, float areaY, float areaW, float areaH) {<text:line-break/> <text:s/>float scale = min(areaW / img.width, areaH / img.height);<text:line-break/> <text:s/>float w = img.width * scale;<text:line-break/> <text:s/>float h = img.height * scale;<text:line-break/> <text:s/>float x = areaX + (areaW - w) / 2.0;<text:line-break/> <text:s/>float y = areaY + (areaH - h) / 2.0;<text:line-break/> <text:s/>app.image(img, x, y, w, h);<text:line-break/>}<text:line-break/><text:line-break/>String findLocalIPv4() {<text:line-break/> <text:s/>try {<text:line-break/> <text:s text:c="3"/>Enumeration&lt;NetworkInterface&gt; nets = NetworkInterface.getNetworkInterfaces();<text:line-break/> <text:s text:c="3"/>while (nets.hasMoreElements()) {<text:line-break/> <text:s text:c="5"/>NetworkInterface net = nets.nextElement();<text:line-break/> <text:s text:c="5"/>if (!net.isUp() || net.isLoopback() || net.isVirtual()) continue;<text:line-break/><text:soft-page-break/><text:line-break/> <text:s text:c="5"/>Enumeration&lt;InetAddress&gt; addrs = net.getInetAddresses();<text:line-break/> <text:s text:c="5"/>while (addrs.hasMoreElements()) {<text:line-break/> <text:s text:c="7"/>InetAddress addr = addrs.nextElement();<text:line-break/> <text:s text:c="7"/>String ip = addr.getHostAddress();<text:line-break/> <text:s text:c="7"/>if (ip.indexOf(':') == -1 &amp;&amp; !addr.isLoopbackAddress()) {<text:line-break/> <text:s text:c="9"/>return ip;<text:line-break/> <text:s text:c="7"/>}<text:line-break/> <text:s text:c="5"/>}<text:line-break/> <text:s text:c="3"/>}<text:line-break/> <text:s/>} catch (Exception e) {<text:line-break/> <text:s text:c="3"/>e.printStackTrace();<text:line-break/> <text:s/>}<text:line-break/> <text:s/>return "localhost";<text:line-break/>}<text:line-break/><text:line-break/>void exit() {<text:line-break/> <text:s/>if (uploadServer != null) {<text:line-break/> <text:s text:c="3"/>uploadServer.shutdown();<text:line-break/> <text:s/>}<text:line-break/> <text:s/>if (displayWindow != null) {<text:line-break/> <text:s text:c="3"/>displayWindow.requestClose();<text:line-break/> <text:s/>}<text:line-break/> <text:s/>super.exit();<text:line-break/>}<text:line-break/><text:line-break/>// ----------------------------------------------------<text:line-break/>// FENÊTRE D'AFFICHAGE<text:line-break/>// ----------------------------------------------------<text:line-break/>class DisplayWindow extends PApplet {<text:line-break/> <text:s/>SharedState shared;<text:line-break/> <text:s/>int displayNum;<text:line-break/><text:line-break/> <text:s/>HashMap&lt;String, PImage&gt; displayCache = new HashMap&lt;String, PImage&gt;();<text:line-break/> <text:s/>String loadedPath = null;<text:line-break/> <text:s/>PImage currentImg = null;<text:line-break/> <text:s/>volatile boolean shouldClose = false;<text:line-break/><text:line-break/> <text:s/>DisplayWindow(SharedState shared, int displayNum) {<text:line-break/> <text:s text:c="3"/>this.shared = shared;<text:line-break/> <text:s text:c="3"/>this.displayNum = displayNum;<text:line-break/> <text:s/>}<text:line-break/><text:line-break/> <text:s/>public void settings() {<text:line-break/> <text:s text:c="3"/>fullScreen(displayNum);<text:line-break/> <text:s/>}<text:line-break/><text:line-break/> <text:s/>public void setup() {<text:line-break/> <text:s text:c="3"/>surface.setTitle("Affichage");<text:line-break/> <text:s text:c="3"/>noCursor();<text:line-break/> <text:s/>}<text:line-break/><text:line-break/><text:soft-page-break/> <text:s/>public void draw() {<text:line-break/> <text:s text:c="3"/>if (shouldClose) {<text:line-break/> <text:s text:c="5"/>super.exit();<text:line-break/> <text:s text:c="5"/>return;<text:line-break/> <text:s text:c="3"/>}<text:line-break/><text:line-break/> <text:s text:c="3"/>background(0);<text:line-break/><text:line-break/> <text:s text:c="3"/>String path = shared.getCurrentPath();<text:line-break/> <text:s text:c="3"/>if (path == null) {<text:line-break/> <text:s text:c="5"/>fill(255);<text:line-break/> <text:s text:c="5"/>textAlign(CENTER, CENTER);<text:line-break/> <text:s text:c="5"/>textSize(32);<text:line-break/> <text:s text:c="5"/>text("En attente d'image", width / 2.0, height / 2.0);<text:line-break/> <text:s text:c="5"/>return;<text:line-break/> <text:s text:c="3"/>}<text:line-break/><text:line-break/> <text:s text:c="3"/>if (loadedPath == null || !loadedPath.equals(path)) {<text:line-break/> <text:s text:c="5"/>currentImg = getDisplayImage(path);<text:line-break/> <text:s text:c="5"/>loadedPath = path;<text:line-break/> <text:s text:c="3"/>}<text:line-break/><text:line-break/> <text:s text:c="3"/>if (currentImg != null) {<text:line-break/> <text:s text:c="5"/>drawImageContain(this, currentImg, 0, 0, width, height);<text:line-break/> <text:s text:c="3"/>}<text:line-break/> <text:s/>}<text:line-break/><text:line-break/> <text:s/>public void keyPressed() {<text:line-break/> <text:s text:c="3"/>if (keyCode == LEFT) {<text:line-break/> <text:s text:c="5"/>shared.prev();<text:line-break/> <text:s text:c="3"/>} else if (keyCode == RIGHT) {<text:line-break/> <text:s text:c="5"/>shared.next();<text:line-break/> <text:s text:c="3"/>}<text:line-break/> <text:s/>}<text:line-break/><text:line-break/> <text:s/>PImage getDisplayImage(String path) {<text:line-break/> <text:s text:c="3"/>if (path == null) return null;<text:line-break/><text:line-break/> <text:s text:c="3"/>PImage img = displayCache.get(path);<text:line-break/> <text:s text:c="3"/>if (img == null) {<text:line-break/> <text:s text:c="5"/>img = loadImage(path);<text:line-break/> <text:s text:c="5"/>if (img != null &amp;&amp; img.width &gt; 0 &amp;&amp; img.height &gt; 0) {<text:line-break/> <text:s text:c="7"/>displayCache.put(path, img);<text:line-break/> <text:s text:c="5"/>} else {<text:line-break/> <text:s text:c="7"/>img = null;<text:line-break/> <text:s text:c="5"/>}<text:line-break/> <text:s text:c="3"/>}<text:line-break/> <text:s text:c="3"/>return img;<text:line-break/> <text:s/>}<text:line-break/><text:line-break/> <text:s/>void requestClose() {<text:line-break/> <text:s text:c="3"/>shouldClose = true;<text:line-break/><text:soft-page-break/> <text:s/>}<text:line-break/>}<text:line-break/><text:line-break/>// ----------------------------------------------------<text:line-break/>// ÉTAT PARTAGÉ ENTRE LES 2 FENÊTRES<text:line-break/>// ----------------------------------------------------<text:line-break/>class SharedState {<text:line-break/> <text:s/>ArrayList&lt;String&gt; paths = new ArrayList&lt;String&gt;();<text:line-break/> <text:s/>int currentIndex = -1;<text:line-break/><text:line-break/> <text:s/>synchronized void addImagePath(String path) {<text:line-break/> <text:s text:c="3"/>paths.add(path);<text:line-break/> <text:s text:c="3"/>currentIndex = paths.size() - 1;<text:line-break/> <text:s/>}<text:line-break/><text:line-break/> <text:s/>synchronized ArrayList&lt;String&gt; getPathsSnapshot() {<text:line-break/> <text:s text:c="3"/>return new ArrayList&lt;String&gt;(paths);<text:line-break/> <text:s/>}<text:line-break/><text:line-break/> <text:s/>synchronized int getCurrentIndex() {<text:line-break/> <text:s text:c="3"/>return currentIndex;<text:line-break/> <text:s/>}<text:line-break/><text:line-break/> <text:s/>synchronized String getCurrentPath() {<text:line-break/> <text:s text:c="3"/>if (currentIndex &lt; 0 || currentIndex &gt;= paths.size()) return null;<text:line-break/> <text:s text:c="3"/>return paths.get(currentIndex);<text:line-break/> <text:s/>}<text:line-break/><text:line-break/> <text:s/>synchronized void setCurrentIndex(int index) {<text:line-break/> <text:s text:c="3"/>if (index &gt;= 0 &amp;&amp; index &lt; paths.size()) {<text:line-break/> <text:s text:c="5"/>currentIndex = index;<text:line-break/> <text:s text:c="3"/>}<text:line-break/> <text:s/>}<text:line-break/><text:line-break/> <text:s/>synchronized void prev() {<text:line-break/> <text:s text:c="3"/>if (paths.size() &lt;= 1) return;<text:line-break/> <text:s text:c="3"/>currentIndex--;<text:line-break/> <text:s text:c="3"/>if (currentIndex &lt; 0) currentIndex = paths.size() - 1;<text:line-break/> <text:s/>}<text:line-break/><text:line-break/> <text:s/>synchronized void next() {<text:line-break/> <text:s text:c="3"/>if (paths.size() &lt;= 1) return;<text:line-break/> <text:s text:c="3"/>currentIndex++;<text:line-break/> <text:s text:c="3"/>if (currentIndex &gt;= paths.size()) currentIndex = 0;<text:line-break/> <text:s/>}<text:line-break/>}<text:line-break/><text:line-break/>// ----------------------------------------------------<text:line-break/>// MINI SERVEUR HTTP POUR LE SMARTPHONE<text:line-break/>// ----------------------------------------------------<text:line-break/>class UploadServer extends Thread {<text:line-break/> <text:s/>int port;<text:line-break/><text:soft-page-break/> <text:s/>String uploadsDir;<text:line-break/> <text:s/>SharedState shared;<text:line-break/><text:line-break/> <text:s/>ServerSocket serverSocket;<text:line-break/> <text:s/>volatile boolean running = true;<text:line-break/><text:line-break/> <text:s/>UploadServer(int port, String uploadsDir, SharedState shared) {<text:line-break/> <text:s text:c="3"/>this.port = port;<text:line-break/> <text:s text:c="3"/>this.uploadsDir = uploadsDir;<text:line-break/> <text:s text:c="3"/>this.shared = shared;<text:line-break/> <text:s/>}<text:line-break/><text:line-break/> <text:s/>public void run() {<text:line-break/> <text:s text:c="3"/>try {<text:line-break/> <text:s text:c="5"/>serverSocket = new ServerSocket(port);<text:line-break/> <text:s text:c="5"/>while (running) {<text:line-break/> <text:s text:c="7"/>Socket client = serverSocket.accept();<text:line-break/> <text:s text:c="7"/>new ClientHandler(client, uploadsDir, shared).start();<text:line-break/> <text:s text:c="5"/>}<text:line-break/> <text:s text:c="3"/>} catch (Exception e) {<text:line-break/> <text:s text:c="5"/>if (running) e.printStackTrace();<text:line-break/> <text:s text:c="3"/>}<text:line-break/> <text:s/>}<text:line-break/><text:line-break/> <text:s/>void shutdown() {<text:line-break/> <text:s text:c="3"/>running = false;<text:line-break/> <text:s text:c="3"/>try {<text:line-break/> <text:s text:c="5"/>if (serverSocket != null) serverSocket.close();<text:line-break/> <text:s text:c="3"/>} catch (Exception e) {<text:line-break/> <text:s text:c="3"/>}<text:line-break/> <text:s/>}<text:line-break/>}<text:line-break/><text:line-break/>class ClientHandler extends Thread {<text:line-break/> <text:s/>Socket socket;<text:line-break/> <text:s/>String uploadsDir;<text:line-break/> <text:s/>SharedState shared;<text:line-break/><text:line-break/> <text:s/>ClientHandler(Socket socket, String uploadsDir, SharedState shared) {<text:line-break/> <text:s text:c="3"/>this.socket = socket;<text:line-break/> <text:s text:c="3"/>this.uploadsDir = uploadsDir;<text:line-break/> <text:s text:c="3"/>this.shared = shared;<text:line-break/> <text:s/>}<text:line-break/><text:line-break/> <text:s/>public void run() {<text:line-break/> <text:s text:c="3"/>try {<text:line-break/> <text:s text:c="5"/>InputStream in = socket.getInputStream();<text:line-break/> <text:s text:c="5"/>OutputStream out = socket.getOutputStream();<text:line-break/><text:line-break/> <text:s text:c="5"/>String requestLine = readLine(in);<text:line-break/> <text:s text:c="5"/>if (requestLine == null || requestLine.length() == 0) {<text:line-break/> <text:s text:c="7"/>socket.close();<text:line-break/><text:soft-page-break/> <text:s text:c="7"/>return;<text:line-break/> <text:s text:c="5"/>}<text:line-break/><text:line-break/> <text:s text:c="5"/>HashMap&lt;String, String&gt; headers = new HashMap&lt;String, String&gt;();<text:line-break/> <text:s text:c="5"/>String line;<text:line-break/> <text:s text:c="5"/>while ((line = readLine(in)) != null) {<text:line-break/> <text:s text:c="7"/>if (line.length() == 0) break;<text:line-break/> <text:s text:c="7"/>int idx = line.indexOf(':');<text:line-break/> <text:s text:c="7"/>if (idx &gt; 0) {<text:line-break/> <text:s text:c="9"/>String key = line.substring(0, idx).trim().toLowerCase();<text:line-break/> <text:s text:c="9"/>String value = line.substring(idx + 1).trim();<text:line-break/> <text:s text:c="9"/>headers.put(key, value);<text:line-break/> <text:s text:c="7"/>}<text:line-break/> <text:s text:c="5"/>}<text:line-break/><text:line-break/> <text:s text:c="5"/>String[] parts = requestLine.split(" ");<text:line-break/> <text:s text:c="5"/>if (parts.length &lt; 2) {<text:line-break/> <text:s text:c="7"/>sendText(out, 400, "Bad Request");<text:line-break/> <text:s text:c="7"/>socket.close();<text:line-break/> <text:s text:c="7"/>return;<text:line-break/> <text:s text:c="5"/>}<text:line-break/><text:line-break/> <text:s text:c="5"/>String method = parts[0];<text:line-break/> <text:s text:c="5"/>String target = parts[1];<text:line-break/><text:line-break/> <text:s text:c="5"/>if (method.equals("GET") &amp;&amp; target.equals("/")) {<text:line-break/> <text:s text:c="7"/>sendHtml(out, buildUploadPage());<text:line-break/> <text:s text:c="5"/>} else if (method.equals("POST") &amp;&amp; target.startsWith("/upload")) {<text:line-break/> <text:s text:c="7"/>handleUpload(out, in, target, headers);<text:line-break/> <text:s text:c="5"/>} else {<text:line-break/> <text:s text:c="7"/>sendText(out, 404, "Not Found");<text:line-break/> <text:s text:c="5"/>}<text:line-break/><text:line-break/> <text:s text:c="5"/>out.flush();<text:line-break/> <text:s text:c="5"/>socket.close();<text:line-break/><text:line-break/> <text:s text:c="3"/>} catch (Exception e) {<text:line-break/> <text:s text:c="5"/>e.printStackTrace();<text:line-break/> <text:s text:c="5"/>try {<text:line-break/> <text:s text:c="7"/>socket.close();<text:line-break/> <text:s text:c="5"/>} catch (Exception ex) {<text:line-break/> <text:s text:c="5"/>}<text:line-break/> <text:s text:c="3"/>}<text:line-break/> <text:s/>}<text:line-break/><text:line-break/> <text:s/>void handleUpload(OutputStream out, InputStream in, String target, HashMap&lt;String, String&gt; headers) throws Exception {<text:line-break/> <text:s text:c="3"/>String contentType = headers.get("content-type");<text:line-break/> <text:s text:c="3"/>String contentLengthStr = headers.get("content-length");<text:line-break/><text:line-break/> <text:s text:c="3"/>if (contentType == null || !contentType.startsWith("image/")) {<text:line-break/> <text:s text:c="5"/>sendText(out, 400, "Le fichier doit être une image");<text:line-break/><text:soft-page-break/> <text:s text:c="5"/>return;<text:line-break/> <text:s text:c="3"/>}<text:line-break/><text:line-break/> <text:s text:c="3"/>if (contentLengthStr == null) {<text:line-break/> <text:s text:c="5"/>sendText(out, 411, "Content-Length manquant");<text:line-break/> <text:s text:c="5"/>return;<text:line-break/> <text:s text:c="3"/>}<text:line-break/><text:line-break/> <text:s text:c="3"/>int contentLength = Integer.parseInt(contentLengthStr);<text:line-break/> <text:s text:c="3"/>byte[] body = readBytes(in, contentLength);<text:line-break/><text:line-break/> <text:s text:c="3"/>String query = "";<text:line-break/> <text:s text:c="3"/>int q = target.indexOf('?');<text:line-break/> <text:s text:c="3"/>if (q &gt;= 0 &amp;&amp; q &lt; target.length() - 1) {<text:line-break/> <text:s text:c="5"/>query = target.substring(q + 1);<text:line-break/> <text:s text:c="3"/>}<text:line-break/><text:line-break/> <text:s text:c="3"/>String fileName = extractFileName(query, contentType);<text:line-break/> <text:s text:c="3"/>File outFile = makeUniqueFile(new File(uploadsDir), fileName);<text:line-break/><text:line-break/> <text:s text:c="3"/>Files.write(outFile.toPath(), body);<text:line-break/> <text:s text:c="3"/>shared.addImagePath(outFile.getAbsolutePath());<text:line-break/><text:line-break/> <text:s text:c="3"/>sendText(out, 200, "Image reçue : " + outFile.getName());<text:line-break/> <text:s/>}<text:line-break/><text:line-break/> <text:s/>String buildUploadPage() {<text:line-break/> <text:s text:c="3"/>return ""<text:line-break/> <text:s text:c="5"/>+ "&lt;!doctype html&gt;"<text:line-break/> <text:s text:c="5"/>+ "&lt;html lang='fr'&gt;"<text:line-break/> <text:s text:c="5"/>+ "&lt;head&gt;"<text:line-break/> <text:s text:c="5"/>+ " <text:s/>&lt;meta charset='utf-8'&gt;"<text:line-break/> <text:s text:c="5"/>+ " <text:s/>&lt;meta name='viewport' content='width=device-width,initial-scale=1'&gt;"<text:line-break/> <text:s text:c="5"/>+ " <text:s/>&lt;title&gt;Envoyer des images&lt;/title&gt;"<text:line-break/> <text:s text:c="5"/>+ " <text:s/>&lt;style&gt;"<text:line-break/> <text:s text:c="5"/>+ " <text:s text:c="3"/>body { font-family: system-ui, sans-serif; background:#111; color:#f4f4f4; margin:0; padding:24px; }"<text:line-break/> <text:s text:c="5"/>+ " <text:s text:c="3"/>.wrap { max-width:560px; margin:0 auto; }"<text:line-break/> <text:s text:c="5"/>+ " <text:s text:c="3"/>h1 { font-size:24px; margin-bottom:12px; }"<text:line-break/> <text:s text:c="5"/>+ " <text:s text:c="3"/>p { color:#cfcfcf; line-height:1.4; }"<text:line-break/> <text:s text:c="5"/>+ " <text:s text:c="3"/>.card { background:#1c1c1c; border:1px solid #333; border-radius:14px; padding:18px; margin-top:18px; }"<text:line-break/> <text:s text:c="5"/>+ " <text:s text:c="3"/>input[type=file] { display:block; width:100%; margin-bottom:14px; font-size:16px; }"<text:line-break/> <text:s text:c="5"/>+ " <text:s text:c="3"/>button { background:#2d8cff; color:white; border:none; border-radius:10px; padding:14px 18px; font-size:16px; width:100%; }"<text:line-break/> <text:s text:c="5"/>+ " <text:s text:c="3"/>button:disabled { opacity:.6; }"<text:line-break/> <text:s text:c="5"/>+ " <text:s text:c="3"/>#status { margin-top:16px; white-space:pre-line; color:#9fe89f; }"<text:line-break/> <text:s text:c="5"/>+ " <text:s text:c="3"/>.small { font-size:14px; color:#aaa; margin-top:10px; }"<text:line-break/> <text:s text:c="5"/>+ " <text:s/>&lt;/style&gt;"<text:line-break/> <text:s text:c="5"/>+ "&lt;/head&gt;"<text:line-break/> <text:s text:c="5"/>+ "&lt;body&gt;"<text:line-break/> <text:s text:c="5"/>+ " <text:s/>&lt;div class='wrap'&gt;"<text:line-break/><text:soft-page-break/> <text:s text:c="5"/>+ " <text:s text:c="3"/>&lt;h1&gt;Envoyer des images vers Processing&lt;/h1&gt;"<text:line-break/> <text:s text:c="5"/>+ " <text:s text:c="3"/>&lt;p&gt;Choisis une ou plusieurs images, puis appuie sur “Téléverser”.&lt;/p&gt;"<text:line-break/> <text:s text:c="5"/>+ " <text:s text:c="3"/>&lt;div class='card'&gt;"<text:line-break/> <text:s text:c="5"/>+ " <text:s text:c="5"/>&lt;input id='files' type='file' accept='image/*' multiple&gt;"<text:line-break/> <text:s text:c="5"/>+ " <text:s text:c="5"/>&lt;button id='send'&gt;Téléverser&lt;/button&gt;"<text:line-break/> <text:s text:c="5"/>+ " <text:s text:c="5"/>&lt;div id='status'&gt;Aucune image envoyée.&lt;/div&gt;"<text:line-break/> <text:s text:c="5"/>+ " <text:s text:c="5"/>&lt;div class='small'&gt;Tu peux envoyer plusieurs images d'un coup.&lt;/div&gt;"<text:line-break/> <text:s text:c="5"/>+ " <text:s text:c="3"/>&lt;/div&gt;"<text:line-break/> <text:s text:c="5"/>+ " <text:s/>&lt;/div&gt;"<text:line-break/> <text:s text:c="5"/>+ " <text:s/>&lt;script&gt;"<text:line-break/> <text:s text:c="5"/>+ " <text:s text:c="3"/>const input = document.getElementById('files');"<text:line-break/> <text:s text:c="5"/>+ " <text:s text:c="3"/>const button = document.getElementById('send');"<text:line-break/> <text:s text:c="5"/>+ " <text:s text:c="3"/>const status = document.getElementById('status');"<text:line-break/> <text:s text:c="5"/>+ " <text:s text:c="3"/>button.onclick = async () =&gt; {"<text:line-break/> <text:s text:c="5"/>+ " <text:s text:c="5"/>const files = [...input.files];"<text:line-break/> <text:s text:c="5"/>+ " <text:s text:c="5"/>if (!files.length) {"<text:line-break/> <text:s text:c="5"/>+ " <text:s text:c="7"/>status.textContent = 'Choisis au moins une image.';"<text:line-break/> <text:s text:c="5"/>+ " <text:s text:c="7"/>return;"<text:line-break/> <text:s text:c="5"/>+ " <text:s text:c="5"/>}"<text:line-break/> <text:s text:c="5"/>+ " <text:s text:c="5"/>button.disabled = true;"<text:line-break/> <text:s text:c="5"/>+ " <text:s text:c="5"/>status.textContent = `Envoi de ${files.length} image(s)...`;"<text:line-break/> <text:s text:c="5"/>+ " <text:s text:c="5"/>let ok = 0;"<text:line-break/> <text:s text:c="5"/>+ " <text:s text:c="5"/>let fail = 0;"<text:line-break/> <text:s text:c="5"/>+ " <text:s text:c="5"/>for (const file of files) {"<text:line-break/> <text:s text:c="5"/>+ " <text:s text:c="7"/>try {"<text:line-break/> <text:s text:c="5"/>+ " <text:s text:c="9"/>const safeName = encodeURIComponent(file.name || ('image_' + Date.now() + '.jpg'));"<text:line-break/> <text:s text:c="5"/>+ " <text:s text:c="9"/>const res = await fetch(`/upload?name=${safeName}`, {"<text:line-break/> <text:s text:c="5"/>+ " <text:s text:c="11"/>method: 'POST',"<text:line-break/> <text:s text:c="5"/>+ " <text:s text:c="11"/>headers: { 'Content-Type': file.type || 'application/octet-stream' },"<text:line-break/> <text:s text:c="5"/>+ " <text:s text:c="11"/>body: file"<text:line-break/> <text:s text:c="5"/>+ " <text:s text:c="9"/>});"<text:line-break/> <text:s text:c="5"/>+ " <text:s text:c="9"/>if (res.ok) ok++; else fail++;"<text:line-break/> <text:s text:c="5"/>+ " <text:s text:c="7"/>} catch (e) { fail++; }"<text:line-break/> <text:s text:c="5"/>+ " <text:s text:c="5"/>}"<text:line-break/> <text:s text:c="5"/>+ " <text:s text:c="5"/>status.textContent = `Terminé.\\nRéussies : ${ok}\\nÉchecs : ${fail}`;"<text:line-break/> <text:s text:c="5"/>+ " <text:s text:c="5"/>input.value = '';"<text:line-break/> <text:s text:c="5"/>+ " <text:s text:c="5"/>button.disabled = false;"<text:line-break/> <text:s text:c="5"/>+ " <text:s text:c="3"/>};"<text:line-break/> <text:s text:c="5"/>+ " <text:s/>&lt;/script&gt;"<text:line-break/> <text:s text:c="5"/>+ "&lt;/body&gt;"<text:line-break/> <text:s text:c="5"/>+ "&lt;/html&gt;";<text:line-break/> <text:s/>}<text:line-break/><text:line-break/> <text:s/>String readLine(InputStream in) throws IOException {<text:line-break/> <text:s text:c="3"/>ByteArrayOutputStream buffer = new ByteArrayOutputStream();<text:line-break/> <text:s text:c="3"/>int c;<text:line-break/> <text:s text:c="3"/>boolean gotCR = false;<text:line-break/><text:line-break/> <text:s text:c="3"/>while ((c = in.read()) != -1) {<text:line-break/> <text:s text:c="5"/>if (c == '\r') {<text:line-break/> <text:s text:c="7"/>gotCR = true;<text:line-break/><text:soft-page-break/> <text:s text:c="7"/>continue;<text:line-break/> <text:s text:c="5"/>}<text:line-break/> <text:s text:c="5"/>if (c == '\n') {<text:line-break/> <text:s text:c="7"/>break;<text:line-break/> <text:s text:c="5"/>}<text:line-break/> <text:s text:c="5"/>if (gotCR) {<text:line-break/> <text:s text:c="7"/>buffer.write('\r');<text:line-break/> <text:s text:c="7"/>gotCR = false;<text:line-break/> <text:s text:c="5"/>}<text:line-break/> <text:s text:c="5"/>buffer.write(c);<text:line-break/> <text:s text:c="3"/>}<text:line-break/><text:line-break/> <text:s text:c="3"/>if (c == -1 &amp;&amp; buffer.size() == 0) return null;<text:line-break/> <text:s text:c="3"/>return buffer.toString("UTF-8");<text:line-break/> <text:s/>}<text:line-break/><text:line-break/> <text:s/>byte[] readBytes(InputStream in, int length) throws IOException {<text:line-break/> <text:s text:c="3"/>byte[] data = new byte[length];<text:line-break/> <text:s text:c="3"/>int total = 0;<text:line-break/> <text:s text:c="3"/>while (total &lt; length) {<text:line-break/> <text:s text:c="5"/>int n = in.read(data, total, length - total);<text:line-break/> <text:s text:c="5"/>if (n == -1) break;<text:line-break/> <text:s text:c="5"/>total += n;<text:line-break/> <text:s text:c="3"/>}<text:line-break/> <text:s text:c="3"/>if (total == length) return data;<text:line-break/> <text:s text:c="3"/>return Arrays.copyOf(data, total);<text:line-break/> <text:s/>}<text:line-break/><text:line-break/> <text:s/>void sendHtml(OutputStream out, String html) throws IOException {<text:line-break/> <text:s text:c="3"/>byte[] body = html.getBytes(StandardCharsets.UTF_8);<text:line-break/> <text:s text:c="3"/>String headers =<text:line-break/> <text:s text:c="5"/>"HTTP/1.1 200 OK\r\n" +<text:line-break/> <text:s text:c="5"/>"Content-Type: text/html; charset=utf-8\r\n" +<text:line-break/> <text:s text:c="5"/>"Content-Length: " + body.length + "\r\n" +<text:line-break/> <text:s text:c="5"/>"Connection: close\r\n\r\n";<text:line-break/> <text:s text:c="3"/>out.write(headers.getBytes(StandardCharsets.UTF_8));<text:line-break/> <text:s text:c="3"/>out.write(body);<text:line-break/> <text:s/>}<text:line-break/><text:line-break/> <text:s/>void sendText(OutputStream out, int code, String msg) throws IOException {<text:line-break/> <text:s text:c="3"/>String status = "OK";<text:line-break/> <text:s text:c="3"/>if (code == 400) status = "Bad Request";<text:line-break/> <text:s text:c="3"/>else if (code == 404) status = "Not Found";<text:line-break/> <text:s text:c="3"/>else if (code == 405) status = "Method Not Allowed";<text:line-break/> <text:s text:c="3"/>else if (code == 411) status = "Length Required";<text:line-break/> <text:s text:c="3"/>else if (code == 500) status = "Internal Server Error";<text:line-break/><text:line-break/> <text:s text:c="3"/>byte[] body = msg.getBytes(StandardCharsets.UTF_8);<text:line-break/> <text:s text:c="3"/>String headers =<text:line-break/> <text:s text:c="5"/>"HTTP/1.1 " + code + " " + status + "\r\n" +<text:line-break/> <text:s text:c="5"/>"Content-Type: text/plain; charset=utf-8\r\n" +<text:line-break/> <text:s text:c="5"/>"Content-Length: " + body.length + "\r\n" +<text:line-break/><text:soft-page-break/> <text:s text:c="5"/>"Connection: close\r\n\r\n";<text:line-break/> <text:s text:c="3"/>out.write(headers.getBytes(StandardCharsets.UTF_8));<text:line-break/> <text:s text:c="3"/>out.write(body);<text:line-break/> <text:s/>}<text:line-break/><text:line-break/> <text:s/>String extractFileName(String query, String contentType) {<text:line-break/> <text:s text:c="3"/>String defaultExt = extensionFromContentType(contentType);<text:line-break/> <text:s text:c="3"/>String fallback = "image_" + System.currentTimeMillis() + defaultExt;<text:line-break/><text:line-break/> <text:s text:c="3"/>if (query == null || !query.startsWith("name=")) {<text:line-break/> <text:s text:c="5"/>return fallback;<text:line-break/> <text:s text:c="3"/>}<text:line-break/><text:line-break/> <text:s text:c="3"/>try {<text:line-break/> <text:s text:c="5"/>String raw = query.substring(5);<text:line-break/> <text:s text:c="5"/>String decoded = URLDecoder.decode(raw, "UTF-8");<text:line-break/> <text:s text:c="5"/>decoded = decoded.replaceAll("[^a-zA-Z0-9._-]", "_");<text:line-break/><text:line-break/> <text:s text:c="5"/>if (decoded.trim().length() == 0) {<text:line-break/> <text:s text:c="7"/>return fallback;<text:line-break/> <text:s text:c="5"/>}<text:line-break/><text:line-break/> <text:s text:c="5"/>if (!decoded.contains(".")) {<text:line-break/> <text:s text:c="7"/>decoded += defaultExt;<text:line-break/> <text:s text:c="5"/>}<text:line-break/><text:line-break/> <text:s text:c="5"/>return decoded;<text:line-break/> <text:s text:c="3"/>} catch (Exception e) {<text:line-break/> <text:s text:c="5"/>return fallback;<text:line-break/> <text:s text:c="3"/>}<text:line-break/> <text:s/>}<text:line-break/><text:line-break/> <text:s/>String extensionFromContentType(String contentType) {<text:line-break/> <text:s text:c="3"/>if (contentType == null) return ".jpg";<text:line-break/> <text:s text:c="3"/>if (contentType.equals("image/png")) return ".png";<text:line-break/> <text:s text:c="3"/>if (contentType.equals("image/gif")) return ".gif";<text:line-break/> <text:s text:c="3"/>if (contentType.equals("image/webp")) return ".webp";<text:line-break/> <text:s text:c="3"/>if (contentType.equals("image/jpeg")) return ".jpg";<text:line-break/> <text:s text:c="3"/>return ".jpg";<text:line-break/> <text:s/>}<text:line-break/><text:line-break/> <text:s/>File makeUniqueFile(File dir, String name) {<text:line-break/> <text:s text:c="3"/>File f = new File(dir, name);<text:line-break/> <text:s text:c="3"/>if (!f.exists()) return f;<text:line-break/><text:line-break/> <text:s text:c="3"/>int dot = name.lastIndexOf('.');<text:line-break/> <text:s text:c="3"/>String base = (dot &gt;= 0) ? name.substring(0, dot) : name;<text:line-break/> <text:s text:c="3"/>String ext = (dot &gt;= 0) ? name.substring(dot) : "";<text:line-break/><text:line-break/> <text:s text:c="3"/>return new File(dir, base + "_" + System.currentTimeMillis() + ext);<text:line-break/> <text:s/>}<text:line-break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14:11:40.866146700</meta:creation-date>
    <dc:date>2026-03-19T14:12:20.626204300</dc:date>
    <meta:editing-duration>PT40S</meta:editing-duration>
    <meta:editing-cycles>1</meta:editing-cycles>
    <meta:document-statistic meta:table-count="0" meta:image-count="0" meta:object-count="0" meta:page-count="15" meta:paragraph-count="1" meta:word-count="2567" meta:character-count="21410" meta:non-whitespace-character-count="16144"/>
    <meta:generator>LibreOffice/25.2.5.1$Windows_X86_64 LibreOffice_project/484541f705153d4ff78284873b0153c3e5a280db</meta:generator>
  </office:meta>
</office:document-meta>
</file>